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sans-serif" fo:font-size="21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officeooo:rsid="000068b2" officeooo:paragraph-rsid="000068b2" style:font-size-asian="15pt" style:font-size-complex="15pt"/>
    </style:style>
    <style:style style:name="P4" style:family="paragraph" style:parent-style-name="Standard">
      <style:paragraph-properties fo:text-align="start" style:justify-single-word="false"/>
      <style:text-properties fo:font-size="12pt" style:text-underline-style="none" officeooo:rsid="000068b2" officeooo:paragraph-rsid="000068b2"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044111" officeooo:paragraph-rsid="00044111" style:font-size-asian="10.5pt" style:font-size-complex="12pt"/>
    </style:style>
    <style:style style:name="P6" style:family="paragraph" style:parent-style-name="Standard">
      <style:paragraph-properties fo:text-align="start" style:justify-single-word="false"/>
      <style:text-properties officeooo:paragraph-rsid="00044111"/>
    </style:style>
    <style:style style:name="P7" style:family="paragraph" style:parent-style-name="Standard">
      <style:paragraph-properties fo:text-align="justify" style:justify-single-word="false"/>
      <style:text-properties fo:font-size="12pt" style:text-underline-style="none" officeooo:rsid="000068b2" officeooo:paragraph-rsid="00058a45"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068b2" officeooo:paragraph-rsid="000658c2"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068b2" officeooo:paragraph-rsid="0008e5d2"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068b2" officeooo:paragraph-rsid="000068b2" style:font-size-asian="10.5pt" style:font-size-complex="12pt"/>
    </style:style>
    <style:style style:name="P11" style:family="paragraph" style:parent-style-name="Standard" style:list-style-name="L2">
      <style:paragraph-properties fo:text-align="start" style:justify-single-word="false"/>
      <style:text-properties fo:font-size="12pt" style:text-underline-style="none" officeooo:rsid="000204c2" officeooo:paragraph-rsid="0008e5d2"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204c2" officeooo:paragraph-rsid="0008e5d2"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08e5d2" officeooo:paragraph-rsid="000c62fb"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08e5d2" officeooo:paragraph-rsid="000c62fb"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08e5d2" officeooo:paragraph-rsid="0008e5d2"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08e5d2" officeooo:paragraph-rsid="0008fb38" style:font-size-asian="10.5pt" style:font-size-complex="12pt"/>
    </style:style>
    <style:style style:name="P17" style:family="paragraph" style:parent-style-name="Standard" style:list-style-name="L4">
      <style:paragraph-properties fo:text-align="justify" style:justify-single-word="false"/>
      <style:text-properties fo:font-size="12pt" style:text-underline-style="none" officeooo:rsid="000adb22" officeooo:paragraph-rsid="000adb22" style:font-size-asian="10.5pt" style:font-size-complex="12pt"/>
    </style:style>
    <style:style style:name="P18" style:family="paragraph" style:parent-style-name="Standard">
      <style:paragraph-properties fo:text-align="start" style:justify-single-word="false"/>
      <style:text-properties officeooo:paragraph-rsid="000068b2"/>
    </style:style>
    <style:style style:name="P19" style:family="paragraph" style:parent-style-name="Standard">
      <style:paragraph-properties fo:text-align="start" style:justify-single-word="false"/>
      <style:text-properties officeooo:paragraph-rsid="000dc6e4"/>
    </style:style>
    <style:style style:name="P20" style:family="paragraph" style:parent-style-name="Standard">
      <style:paragraph-properties fo:text-align="justify" style:justify-single-word="false"/>
      <style:text-properties officeooo:paragraph-rsid="000dc6e4"/>
    </style:style>
    <style:style style:name="P21" style:family="paragraph" style:parent-style-name="Standard" style:list-style-name="L3">
      <style:paragraph-properties fo:text-align="justify" style:justify-single-word="false"/>
      <style:text-properties officeooo:paragraph-rsid="0008fb38"/>
    </style:style>
    <style:style style:name="P22" style:family="paragraph" style:parent-style-name="Standard">
      <style:paragraph-properties fo:text-align="justify" style:justify-single-word="false"/>
      <style:text-properties officeooo:paragraph-rsid="000c62fb"/>
    </style:style>
    <style:style style:name="P23" style:family="paragraph" style:parent-style-name="Standard">
      <style:paragraph-properties fo:text-align="start" style:justify-single-word="false"/>
      <style:text-properties fo:font-size="20pt" style:text-underline-style="solid" style:text-underline-width="auto" style:text-underline-color="font-color" officeooo:rsid="000204c2" officeooo:paragraph-rsid="0008e5d2" style:font-size-asian="20pt" style:font-size-complex="20pt"/>
    </style:style>
    <style:style style:name="P24" style:family="paragraph" style:parent-style-name="Standard">
      <style:paragraph-properties fo:text-align="start" style:justify-single-word="false"/>
      <style:text-properties fo:font-size="20pt" style:text-underline-style="solid" style:text-underline-width="auto" style:text-underline-color="font-color" officeooo:rsid="000204c2" officeooo:paragraph-rsid="000c62fb" style:font-size-asian="20pt" style:font-size-complex="20pt"/>
    </style:style>
    <style:style style:name="P25" style:family="paragraph" style:parent-style-name="Standard">
      <style:paragraph-properties fo:text-align="start" style:justify-single-word="false"/>
      <style:text-properties fo:color="#0000ff" fo:font-size="20pt" style:text-underline-style="solid" style:text-underline-width="auto" style:text-underline-color="font-color" officeooo:rsid="000068b2" officeooo:paragraph-rsid="000068b2" style:font-size-asian="20pt" style:font-size-complex="20pt"/>
    </style:style>
    <style:style style:name="P26" style:family="paragraph" style:parent-style-name="Standard">
      <style:paragraph-properties fo:text-align="start" style:justify-single-word="false"/>
      <style:text-properties fo:color="#0000ff" fo:font-size="20pt" style:text-underline-style="solid" style:text-underline-width="auto" style:text-underline-color="font-color" officeooo:rsid="000204c2" officeooo:paragraph-rsid="0008e5d2" style:font-size-asian="20pt" style:font-size-complex="20pt"/>
    </style:style>
    <style:style style:name="P27" style:family="paragraph" style:parent-style-name="Standard">
      <style:paragraph-properties fo:text-align="justify" style:justify-single-word="false"/>
      <style:text-properties fo:font-size="16pt" style:text-underline-style="solid" style:text-underline-width="auto" style:text-underline-color="font-color" officeooo:rsid="000068b2" officeooo:paragraph-rsid="0008e5d2" style:font-size-asian="16pt" style:font-size-complex="16pt"/>
    </style:style>
    <style:style style:name="P28" style:family="paragraph" style:parent-style-name="Standard">
      <style:paragraph-properties fo:text-align="justify" style:justify-single-word="false"/>
      <style:text-properties fo:font-size="16pt" fo:font-style="normal" style:text-underline-style="solid" style:text-underline-width="auto" style:text-underline-color="font-color" fo:font-weight="bold" officeooo:rsid="000068b2" officeooo:paragraph-rsid="0008e5d2" style:font-size-asian="16pt" style:font-style-asian="normal" style:font-weight-asian="bold" style:font-size-complex="16pt" style:font-style-complex="normal" style:font-weight-complex="bold"/>
    </style:style>
    <style:style style:name="P29" style:family="paragraph" style:parent-style-name="Standard">
      <style:paragraph-properties fo:text-align="justify" style:justify-single-word="false"/>
      <style:text-properties fo:color="#00cc33" fo:font-size="16pt" fo:font-style="normal" style:text-underline-style="solid" style:text-underline-width="auto" style:text-underline-color="font-color" fo:font-weight="bold" officeooo:rsid="00058a45" officeooo:paragraph-rsid="0008e5d2" style:font-size-asian="16pt" style:font-style-asian="normal" style:font-weight-asian="bold" style:font-size-complex="16pt" style:font-style-complex="normal" style:font-weight-complex="bold"/>
    </style:style>
    <style:style style:name="P30" style:family="paragraph" style:parent-style-name="Standard">
      <style:paragraph-properties fo:text-align="justify" style:justify-single-word="false"/>
      <style:text-properties officeooo:rsid="0008fb38" officeooo:paragraph-rsid="0008fb38"/>
    </style:style>
    <style:style style:name="P31" style:family="paragraph" style:parent-style-name="Standard">
      <style:paragraph-properties fo:text-align="justify" style:justify-single-word="false"/>
      <style:text-properties fo:color="#ffffff" fo:font-size="14pt" fo:font-style="italic" style:text-underline-style="none" officeooo:rsid="0008e5d2" officeooo:paragraph-rsid="000adb22" fo:background-color="#000000" style:font-size-asian="14pt" style:font-style-asian="italic" style:font-size-complex="14pt" style:font-style-complex="italic"/>
    </style:style>
    <style:style style:name="P32" style:family="paragraph" style:parent-style-name="Standard">
      <style:paragraph-properties fo:text-align="justify" style:justify-single-word="false"/>
      <style:text-properties officeooo:rsid="000adb22" officeooo:paragraph-rsid="000adb22"/>
    </style:style>
    <style:style style:name="P33" style:family="paragraph" style:parent-style-name="Standard">
      <style:paragraph-properties fo:text-align="start" style:justify-single-word="false"/>
      <style:text-properties fo:font-size="14pt" officeooo:paragraph-rsid="000c62fb" style:font-size-asian="14pt" style:font-size-complex="14pt"/>
    </style:style>
    <style:style style:name="P34" style:family="paragraph" style:parent-style-name="Standard">
      <style:paragraph-properties fo:line-height="100%" fo:text-align="justify" style:justify-single-word="false"/>
      <style:text-properties fo:font-size="14pt" style:text-underline-style="none" officeooo:rsid="0008e5d2" officeooo:paragraph-rsid="0008fb38" style:font-size-asian="14pt" style:font-size-complex="14pt"/>
    </style:style>
    <style:style style:name="P35" style:family="paragraph" style:parent-style-name="Standard">
      <style:paragraph-properties fo:line-height="100%" fo:text-align="justify" style:justify-single-word="false"/>
      <style:text-properties fo:font-size="14pt" style:text-underline-style="none" officeooo:rsid="0008e5d2" officeooo:paragraph-rsid="000adb22" style:font-size-asian="14pt" style:font-size-complex="14pt"/>
    </style:style>
    <style:style style:name="P36" style:family="paragraph" style:parent-style-name="Standard">
      <style:paragraph-properties fo:text-align="center" style:justify-single-word="false"/>
      <style:text-properties style:font-name="sans-serif" fo:font-size="21pt"/>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style:use-window-font-color="true" style:font-name="sans-serif" fo:font-size="30pt" style:font-size-asian="30pt" style:font-size-complex="30pt"/>
    </style:style>
    <style:style style:name="P39" style:family="paragraph" style:parent-style-name="Standard">
      <style:paragraph-properties fo:text-align="center" style:justify-single-word="false"/>
      <style:text-properties style:use-window-font-color="true" style:font-name="sans-serif" fo:font-size="20pt" style:font-size-asian="20pt" style:font-size-complex="20pt"/>
    </style:style>
    <style:style style:name="P40" style:family="paragraph" style:parent-style-name="Standard">
      <style:paragraph-properties fo:text-align="center" style:justify-single-word="false"/>
      <style:text-properties style:use-window-font-color="true" style:font-name="sans-serif" fo:font-size="20pt" officeooo:rsid="000068b2" officeooo:paragraph-rsid="000068b2" style:font-size-asian="20pt" style:font-size-complex="20pt"/>
    </style:style>
    <style:style style:name="T1" style:family="text">
      <style:text-properties officeooo:rsid="000068b2"/>
    </style:style>
    <style:style style:name="T2" style:family="text">
      <style:text-properties officeooo:rsid="000204c2"/>
    </style:style>
    <style:style style:name="T3" style:family="text">
      <style:text-properties fo:font-weight="bold" style:font-weight-asian="bold" style:font-weight-complex="bold"/>
    </style:style>
    <style:style style:name="T4" style:family="text">
      <style:text-properties officeooo:rsid="00044111"/>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044111" style:font-size-asian="10.5pt" style:font-size-complex="12pt"/>
    </style:style>
    <style:style style:name="T7" style:family="text">
      <style:text-properties fo:font-size="12pt" style:text-underline-style="none" officeooo:rsid="0008e5d2" style:font-size-asian="10.5pt" style:font-size-complex="12pt"/>
    </style:style>
    <style:style style:name="T8" style:family="text">
      <style:text-properties fo:font-size="12pt" style:text-underline-style="none" officeooo:rsid="0008fb38" style:font-size-asian="10.5pt" style:font-size-complex="12pt"/>
    </style:style>
    <style:style style:name="T9" style:family="text">
      <style:text-properties fo:font-size="12pt" style:text-underline-style="none" officeooo:rsid="000adb22" style:font-size-asian="10.5pt" style:font-size-complex="12pt"/>
    </style:style>
    <style:style style:name="T10" style:family="text">
      <style:text-properties fo:font-size="12pt" style:text-underline-style="none" officeooo:rsid="000dc6e4" style:font-size-asian="10.5pt" style:font-size-complex="12pt"/>
    </style:style>
    <style:style style:name="T11" style:family="text">
      <style:text-properties fo:font-size="12pt" style:text-underline-style="none" fo:font-weight="bold" officeooo:rsid="000adb22" style:font-size-asian="10.5pt" style:font-weight-asian="bold" style:font-size-complex="12pt" style:font-weight-complex="bold"/>
    </style:style>
    <style:style style:name="T12" style:family="text">
      <style:text-properties fo:font-size="12pt" style:text-underline-style="none" fo:font-weight="bold" officeooo:rsid="000c62fb" style:font-size-asian="10.5pt" style:font-weight-asian="bold" style:font-size-complex="12pt" style:font-weight-complex="bold"/>
    </style:style>
    <style:style style:name="T13" style:family="text">
      <style:text-properties fo:font-size="12pt" style:text-underline-style="none" fo:font-weight="normal" officeooo:rsid="000adb22" style:font-size-asian="10.5pt" style:font-weight-asian="normal" style:font-size-complex="12pt" style:font-weight-complex="normal"/>
    </style:style>
    <style:style style:name="T14" style:family="text">
      <style:text-properties fo:font-size="12pt" style:text-underline-style="none" fo:font-weight="normal" officeooo:rsid="000c62fb" style:font-size-asian="10.5pt" style:font-weight-asian="normal" style:font-size-complex="12pt" style:font-weight-complex="normal"/>
    </style:style>
    <style:style style:name="T15" style:family="text">
      <style:text-properties fo:font-size="12pt" fo:font-style="italic" style:text-underline-style="none" officeooo:rsid="0008fb38" style:font-size-asian="10.5pt" style:font-style-asian="italic" style:font-size-complex="12pt" style:font-style-complex="italic"/>
    </style:style>
    <style:style style:name="T16" style:family="text">
      <style:text-properties officeooo:rsid="00058a45"/>
    </style:style>
    <style:style style:name="T17" style:family="text">
      <style:text-properties officeooo:rsid="000658c2"/>
    </style:style>
    <style:style style:name="T18" style:family="text">
      <style:text-properties officeooo:rsid="0008e5d2"/>
    </style:style>
    <style:style style:name="T19" style:family="text">
      <style:text-properties fo:color="#00cc33" fo:font-size="16pt" fo:font-style="italic" style:text-underline-style="solid" style:text-underline-width="auto" style:text-underline-color="font-color" officeooo:rsid="00058a45" style:font-size-asian="16pt" style:font-style-asian="italic" style:font-size-complex="16pt" style:font-style-complex="italic"/>
    </style:style>
    <style:style style:name="T20" style:family="text">
      <style:text-properties fo:color="#00cc33" fo:font-size="12pt" fo:font-style="italic" style:text-underline-style="none" officeooo:rsid="0008e5d2" style:font-size-asian="10.5pt" style:font-style-asian="italic" style:font-size-complex="12pt" style:font-style-complex="italic"/>
    </style:style>
    <style:style style:name="T21" style:family="text">
      <style:text-properties fo:color="#00cc33" officeooo:rsid="00058a45"/>
    </style:style>
    <style:style style:name="T22" style:family="text">
      <style:text-properties officeooo:rsid="0008fb38"/>
    </style:style>
    <style:style style:name="T23" style:family="text">
      <style:text-properties fo:color="#0000ff"/>
    </style:style>
    <style:style style:name="T24" style:family="text">
      <style:text-properties fo:color="#0000ff" officeooo:rsid="000c62fb"/>
    </style:style>
    <style:style style:name="T25" style:family="text">
      <style:text-properties fo:color="#0000ff" fo:font-size="20pt" style:text-underline-style="solid" style:text-underline-width="auto" style:text-underline-color="font-color" officeooo:rsid="000068b2" style:font-size-asian="20pt" style:font-size-complex="20pt"/>
    </style:style>
    <style:style style:name="T26" style:family="text">
      <style:text-properties fo:font-style="italic" style:font-style-asian="italic" style:font-style-complex="italic"/>
    </style:style>
    <style:style style:name="T27" style:family="text">
      <style:text-properties fo:color="#ffffff" officeooo:rsid="000204c2" fo:background-color="#000000" loext:char-shading-value="0"/>
    </style:style>
    <style:style style:name="T28" style:family="text">
      <style:text-properties fo:color="#ffffff" fo:font-style="italic" fo:background-color="#000000" loext:char-shading-value="0" style:font-style-asian="italic" style:font-style-complex="italic"/>
    </style:style>
    <style:style style:name="T29" style:family="text">
      <style:text-properties fo:color="#ffffff" fo:font-style="normal" officeooo:rsid="000204c2" fo:background-color="#000000" loext:char-shading-value="0" style:font-style-asian="normal" style:font-style-complex="normal"/>
    </style:style>
    <style:style style:name="T30" style:family="text">
      <style:text-properties fo:color="#ffffff" fo:font-style="normal" fo:font-weight="bold" officeooo:rsid="000adb22" fo:background-color="#000000" loext:char-shading-value="0" style:font-style-asian="normal" style:font-weight-asian="bold" style:font-style-complex="normal" style:font-weight-complex="bold"/>
    </style:style>
    <style:style style:name="T31" style:family="text">
      <style:text-properties fo:color="#ffffff" fo:font-style="normal" style:text-underline-style="none" fo:font-weight="normal" officeooo:rsid="000c62fb" fo:background-color="#000000" loext:char-shading-value="0" style:font-style-asian="normal" style:font-weight-asian="normal" style:font-style-complex="normal" style:font-weight-complex="normal"/>
    </style:style>
    <style:style style:name="T32" style:family="text">
      <style:text-properties fo:color="#ffffff" fo:font-style="normal" style:text-underline-style="none" fo:font-weight="bold" officeooo:rsid="000c62fb" fo:background-color="#000000" loext:char-shading-value="0" style:font-style-asian="normal" style:font-weight-asian="bold" style:font-style-complex="normal" style:font-weight-complex="bold"/>
    </style:style>
    <style:style style:name="T33" style:family="text">
      <style:text-properties officeooo:rsid="000adb22"/>
    </style:style>
    <style:style style:name="T34" style:family="text">
      <style:text-properties fo:font-style="normal" style:font-style-asian="normal" style:font-style-complex="normal"/>
    </style:style>
    <style:style style:name="T35" style:family="text">
      <style:text-properties officeooo:rsid="000c62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8">Projet - Réseaux 1</text:p>
      <text:p text:style-name="P38">Réalisation d’un Proxy cache en C</text:p>
      <text:p text:style-name="P2"/>
      <text:p text:style-name="P2"/>
      <text:p text:style-name="P1"/>
      <text:p text:style-name="P1"/>
      <text:p text:style-name="P1"/>
      <text:p text:style-name="P39">UMONS</text:p>
      <text:p text:style-name="P39">Faculté des Sciences</text:p>
      <text:p text:style-name="P39">BA2 <text:span text:style-name="T35">en </text:span>Science<text:span text:style-name="T35">s </text:span>Informatique<text:span text:style-name="T35">s</text:span></text:p>
      <text:p text:style-name="P39"/>
      <text:p text:style-name="P40">Lecocq Alexis</text:p>
      <text:p text:style-name="P40">Galina Alicia</text:p>
      <text:p text:style-name="P40"/>
      <text:p text:style-name="P39">Année académique</text:p>
      <text:p text:style-name="P39">201<text:span text:style-name="T1">4</text:span>-201<text:span text:style-name="T1">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text:span text:style-name="T25">Introduction</text:span></text:p>
      <text:p text:style-name="P3"/>
      <text:p text:style-name="P7"><text:tab/>Pour ce projet, nous devons implémenter un serveur proxy cache en C supportant le protocole HTTP 1.1. Le client enverra une requête au serveur. Celui-ci vérifiera si <text:span text:style-name="T16">la ressource demandée</text:span> est <text:span text:style-name="T16">disponible en cache et si elle n'a pas changé. Si ces deux conditions sont vérifiées</text:span>, <text:span text:style-name="T16">le serveur proxy renverra au client la ressource à partir du cache et non à partir du serveur distant. Ceci permet de réduire de manière considérable la bande passante descendante dans un réseau où plusieurs clients sont susceptibles de télécharger les mêmes ressources. Dans le cas où le serveur ne possède pas la ressource en cache ou si la version mise en cache est expirée, alors le serveur téléchargera la ressource depuis le serveur distant et la stockera dans son cache avant de la renvoyer au client.</text:span></text:p>
      <text:p text:style-name="P4"/>
      <text:p text:style-name="P25">Fonctionnalité<text:span text:style-name="T18">s</text:span> <text:span text:style-name="T16">implémentées</text:span></text:p>
      <text:p text:style-name="P4"/>
      <text:p text:style-name="P28"><text:span text:style-name="T21">Cache</text:span></text:p>
      <text:p text:style-name="P27"><text:span text:style-name="T7">A chaque demande de ressource venant d'un client, le serveur vérifie s'il dispose de cette ressource en cache. Si c'est le cas, il ajoute à la requête du client l'entête « If-Modified-Since » comprenant la date à laquelle cette ressource a été enregistrée </text:span><text:span text:style-name="T8">dans le cache</text:span><text:span text:style-name="T7">. Le serveur proxy vérifie alors le code de réponse du serveur distant. Si le code est 304, cela signifie que la ressource n'a pas été modifiée et qu'elle peut être lue depuis le cache. Si le code de retour est 200, cela signifie que la ressource a été modifiée ; le serveur stocke </text:span><text:span text:style-name="T8">alors </text:span><text:span text:style-name="T7">la nouvelle ressource </text:span><text:span text:style-name="T8">dans le cache </text:span><text:span text:style-name="T7">avant de la renvoyer au client.</text:span></text:p>
      <text:p text:style-name="P9"><text:span text:style-name="T20"/></text:p>
      <text:p text:style-name="P29">Sauvegarde</text:p>
      <text:p text:style-name="P9"><text:span text:style-name="T18">Le cache est implémenté sous forme de fichiers stockés dans un sous-répertoire (paramétrable) du proxy. Ainsi, le serveur peut redémarrer autant de fois que souhaité, ses fichiers caches seront conservés.</text:span></text:p>
      <text:p text:style-name="P8"><text:span text:style-name="T19"/></text:p>
      <text:p text:style-name="P29">Pipelining</text:p>
      <text:p text:style-name="P9"><text:span text:style-name="T17">Le serveur lit les données au fur-et-à-mesure que le client lui envoie. Dès qu'une requête complète est trouvée, celle-ci est exécutée et les requêtes suivantes sont gardées dans un buffer. Cela permet notamment le pipelining : un client peut envoyer plusieurs requêtes sans attendre la réponse de la requête précédente.</text:span></text:p>
      <text:p text:style-name="P9"><text:span text:style-name="T19"/></text:p>
      <text:p text:style-name="P29">Persistance</text:p>
      <text:p text:style-name="P9"><text:span text:style-name="T17">Tant que le client n'a pas explicitement demandé au serveur proxy de fermer la connexion (via l'entête « Connection » comme spécifié par HTTP/1.1), celle-ci reste active. Ainsi, si le client souhaite effectuer d'avantages de requêtes ultérieurement, il pourra réutiliser la connexion déjà établie.</text:span></text:p>
      <text:p text:style-name="P9"><text:span text:style-name="T19"/></text:p>
      <text:p text:style-name="P29">Connexions concurrentes</text:p>
      <text:p text:style-name="P9"><text:span text:style-name="T2">A chaque nouvelle connexion d'un client, le serveur crée un nouveau thread. Ce dernier gérera seul la connexion du client. Cela permet de gérer plusieurs clients en même temps sans qu'un client ne puisse bloquer un autre.</text:span></text:p>
      <text:p text:style-name="P9"/>
      <text:p text:style-name="P9"/>
      <text:p text:style-name="P9"/>
      <text:p text:style-name="P26"><text:soft-page-break/><text:span text:style-name="T22">Compil</text:span>ation</text:p>
      <text:p text:style-name="P12"/>
      <text:p text:style-name="P12">Un makefile a été crée pour compil<text:span text:style-name="T18">er</text:span> <text:span text:style-name="T18">le</text:span> <text:span text:style-name="T22">serveur </text:span>proxy et <text:span text:style-name="T18">le</text:span> client <text:span text:style-name="T22">http avec la plus grande simplicité. Voici les commandes disponibles :</text:span></text:p>
      <text:list xml:id="list3731618614576602761" text:style-name="L2">
        <text:list-item>
          <text:p text:style-name="P11"><text:span text:style-name="T3">make server</text:span> <text:span text:style-name="T22">(sans u) </text:span>: compile le serveur <text:span text:style-name="T18">et assure que le dossier « cache_files » où seront stockés les fichiers caches existe</text:span></text:p>
        </text:list-item>
        <text:list-item>
          <text:p text:style-name="P11"><text:span text:style-name="T3">make client</text:span> : compile le client</text:p>
        </text:list-item>
      </text:list>
      <text:p text:style-name="P23"><text:span text:style-name="T23"/></text:p>
      <text:p text:style-name="P23"><text:span text:style-name="T23">Utilisation</text:span></text:p>
      <text:p text:style-name="P15"/>
      <text:p text:style-name="P16">Pour lancer le serveur, voici la commande :</text:p>
      <text:p text:style-name="P34"><text:span text:style-name="T27">./server </text:span><text:span text:style-name="T28">port</text:span></text:p>
      <text:list xml:id="list6353997498396410744" text:style-name="L3">
        <text:list-item>
          <text:p text:style-name="P21"><text:span text:style-name="T15">port </text:span><text:span text:style-name="T8">: port réseau compris entre 0 et 65535 sur lequel le serveur proxy écoutera ; </text:span><text:span text:style-name="T9">n</text:span><text:span text:style-name="T8">otez que les ports inférieur</text:span><text:span text:style-name="T9">s</text:span><text:span text:style-name="T8"> à 1024 nécessitent les droits root sur Linux</text:span></text:p>
        </text:list-item>
      </text:list>
      <text:p text:style-name="P32"><text:span text:style-name="T8">E</text:span><text:span text:style-name="T5">xemple : pour que le serveur proxy écoute sur le port 8080, <text:s/>voici la commande :</text:span></text:p>
      <text:p text:style-name="P35"><text:span text:style-name="T27">./serve</text:span><text:span text:style-name="T29">r </text:span><text:span text:style-name="T30">8080</text:span></text:p>
      <text:p text:style-name="P30"><text:span text:style-name="T8"/></text:p>
      <text:p text:style-name="P30"><text:span text:style-name="T5">Pour lancer le client, voici la commande :</text:span></text:p>
      <text:p text:style-name="P31"><text:span text:style-name="T34">./client </text:span>server port persistance pipelining uri1 <text:span text:style-name="T33">[uri2 [uriN]]</text:span></text:p>
      <text:list xml:id="list7525981541429742469" text:style-name="L4">
        <text:list-item>
          <text:p text:style-name="P17"><text:span text:style-name="T26">server</text:span> : le serveur http à partir duquel les ressources devront être récupérées</text:p>
        </text:list-item>
        <text:list-item>
          <text:p text:style-name="P17"><text:span text:style-name="T26">port</text:span> : le port d'écoute du serveur proxy local auquel le client enverra ses requêtes</text:p>
        </text:list-item>
        <text:list-item>
          <text:p text:style-name="P17"><text:span text:style-name="T26">persistance </text:span>: si <text:span text:style-name="T3">1</text:span> le client tentera d'utiliser la même connexion TCP pour télécharger toutes les ressources sinon, le client utilisera une connexion TCP par ressources</text:p>
        </text:list-item>
        <text:list-item>
          <text:p text:style-name="P17"><text:span text:style-name="T26">pipelining </text:span>: si <text:span text:style-name="T3">1</text:span> le client enverra toutes les requêtes à l'ouverture de la connexion TCP sans attendre la réponse du serveur sinon le client attendra la fin de la réponse du serveur pour envoyer la requête suivante ; nécessite une connexion persistante</text:p>
        </text:list-item>
        <text:list-item>
          <text:p text:style-name="P17">uri1 [uri2 [uriN]] : les ressources à récupérer sur le serveur distant (au moins une)</text:p>
        </text:list-item>
      </text:list>
      <text:p text:style-name="P22"><text:span text:style-name="T9">Exemple : pour se connecter au serveur proxy local écoutant sur le port </text:span><text:span text:style-name="T11">8080</text:span><text:span text:style-name="T9"> et récupérer les ressources </text:span><text:span text:style-name="T11">/ </text:span><text:span text:style-name="T9">et </text:span><text:span text:style-name="T11">/404</text:span><text:span text:style-name="T9"> à partir du serveur </text:span><text:span text:style-name="T11">www.perdu.com</text:span><text:span text:style-name="T13">, </text:span><text:span text:style-name="T14">en utilisant le </text:span><text:span text:style-name="T12">pipelining</text:span><text:span text:style-name="T14"> sur une connexion </text:span><text:span text:style-name="T12">persistante</text:span><text:span text:style-name="T14">, voici la commande :</text:span></text:p>
      <text:p text:style-name="P33"><text:span text:style-name="T31">./client </text:span><text:span text:style-name="T32">www.perdu.com 8080 1 1 / /404</text:span></text:p>
      <text:p text:style-name="P24"><text:span text:style-name="T23"/></text:p>
      <text:p text:style-name="P24"><text:span text:style-name="T24">Conclus</text:span><text:span text:style-name="T23">ion</text:span></text:p>
      <text:p text:style-name="P14"/>
      <text:p text:style-name="P14"><text:span text:style-name="T35">Il est clair que le projet fût plus long et fastidieux qu'initialement pensé. Nous tenons d'ailleurs à remercier M. Michel d'abord pour sa compréhension vis-à-vis du délai de remise mais également pour le dévouement et le soutien qu'il nous a fourni tout au long de ce projet. <text:s/>Nous avons pu ainsi découvrir ce magnifique langage qu'est le C. Ce n'est certes pas le plus facile des langages mais il demande une rigourosité défiante qui nous permet de bien comprendre la façon dont fonctionne notre programme. Grâce à ce projet, nous avons pu mettre en pratique la théorie vue en cours avec M. Quoitin et notre connaissance de cette merveilleuse branche de l'informatique que sont les réseaux ne s'en trouve que grandie.</text:span></text:p>
      <text:p text:style-name="P14"/>
      <text:p text:style-name="P20"><text:span text:style-name="T10">PS : Une des raisons principales pour lesquelles notre programme initial ne fonctionnait pas est l'utilisation de la bibliothèque &lt;regex.h&gt; qui fournit un résultat aléatoire lorsque compilée avec GCC 4.8. Le rapport de bug est accessible ici <text:s/></text:span><text:a xlink:type="simple" xlink:href="https://gcc.gnu.org/bugzilla/show_bug.cgi?id=53631" text:style-name="Internet_20_link" text:visited-style-name="Visited_20_Internet_20_Link">https://gcc.gnu.org/bugzilla/show_bug.cgi?id=53631</text:a></text:p>
      <text:p text:style-name="P1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4:51:49.718606410</meta:creation-date>
    <dc:date>2015-05-10T23:02:10.151000000</dc:date>
    <meta:editing-duration>PT19M46S</meta:editing-duration>
    <meta:editing-cycles>6</meta:editing-cycles>
    <meta:generator>LibreOffice/4.4.0.3$Windows_x86 LibreOffice_project/de093506bcdc5fafd9023ee680b8c60e3e0645d7</meta:generator>
    <meta:document-statistic meta:table-count="0" meta:image-count="0" meta:object-count="0" meta:page-count="3" meta:paragraph-count="44" meta:word-count="893" meta:character-count="5401" meta:non-whitespace-character-count="4556"/>
  </office:meta>
</office:document-meta>
</file>